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abriel Artur Kaiser Capó</meta:initial-creator>
    <meta:creation-date>2023-10-30T11:02:12.60870274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5.6.2$Linux_X86_64 LibreOffice_project/50$Build-2</meta:generator>
  </office:meta>
</office:document-meta>
</file>